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hResolver.setFileSeparator( String se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shResolver.setCreateDirCommand( String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solver.setPublishPermissions( String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solver.setListCommand( String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solver.Ssh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solver.setExistCommand( String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